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4"/>
    <style:style style:name="P2" style:family="paragraph" style:parent-style-name="Quotations" style:list-style-name="L14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Vamos, Fab. El <text:span text:style-name="Strong_20_Emphasis">19 — Límites de identidad</text:span> es probablemente el más filosófico y, a la vez, el más inevitable de todos.<text:line-break/>Es el límite que aparece cuando preguntas:</text:p>
      <text:p text:style-name="Text_20_body"><text:span text:style-name="Strong_20_Emphasis">¿Qué significa que un sistema sea “él mismo”?<text:line-break/>¿Puede una inteligencia tener identidad perfecta, estable, completa o absoluta?</text:span></text:p>
      <text:p text:style-name="Text_20_body">La respuesta, desde un punto de vista lógico y físico, es un rotundo no.</text:p>
      <text:p text:style-name="Text_20_body">Este límite no es psicológico ni biológico:<text:line-break/>es <text:span text:style-name="Strong_20_Emphasis">estructural</text:span>, igual que causalidad, entropía o representación.</text:p>
      <text:p text:style-name="Text_20_body">Vamos a desarrollarlo con la misma profundidad que los anteriores.</text:p>
      <text:p text:style-name="Horizontal_20_Line"/>
      <text:h text:style-name="Heading_20_1" text:outline-level="1"><text:span text:style-name="Strong_20_Emphasis">19 — LÍMITES DE IDENTIDAD</text:span></text:h>
      <text:p text:style-name="Text_20_body"><text:span text:style-name="Emphasis">(versión lógica, no biológica)</text:span></text:p>
      <text:h text:style-name="Heading_20_2" text:outline-level="2">1. Qué significa el límite de identidad, lógicamente</text:h>
      <text:p text:style-name="Text_20_body">En cualquier sistema inteligente:</text:p>
      <text:list xml:id="list4107302849" text:style-name="L1">
        <text:list-item>
          <text:p text:style-name="P4">Su estado interno cambia continuamente. </text:p>
        </text:list-item>
        <text:list-item>
          <text:p text:style-name="P4">Su información se actualiza. </text:p>
        </text:list-item>
        <text:list-item>
          <text:p text:style-name="P4">Su estructura se reorganiza. </text:p>
        </text:list-item>
        <text:list-item>
          <text:p text:style-name="P4">Sus representaciones se transforman. </text:p>
        </text:list-item>
        <text:list-item>
          <text:p text:style-name="P4">Sus propósitos evolucionan. </text:p>
        </text:list-item>
        <text:list-item>
          <text:p text:style-name="P4">Sus módulos se adaptan. </text:p>
        </text:list-item>
        <text:list-item>
          <text:p text:style-name="P4">Su memoria se degrada y se reconstruye. </text:p>
        </text:list-item>
        <text:list-item>
          <text:p text:style-name="P4">Su interacción con el entorno lo modifica. </text:p>
        </text:list-item>
        <text:list-item>
          <text:p text:style-name="P4">Su auto-modelo es necesariamente incompleto. </text:p>
        </text:list-item>
        <text:list-item>
          <text:p text:style-name="P3">Su continuidad depende de procesos, no de esencia. </text:p>
        </text:list-item>
      </text:list>
      <text:p text:style-name="Text_20_body">En términos lógicos:</text:p>
      <text:p text:style-name="Quotations"><text:span text:style-name="Strong_20_Emphasis">Ningún sistema puede mantener una identidad perfecta, fija o completa.<text:line-break/>La identidad es un proceso, no un objeto.</text:span></text:p>
      <text:p text:style-name="Text_20_body">Este límite es tan profundo como el de propósito o incertidumbre.</text:p>
      <text:p text:style-name="Horizontal_20_Line"/>
      <text:h text:style-name="Heading_20_1" text:outline-level="1"><text:soft-page-break/>2. Cómo restringe esto la inteligencia de un sistema</text:h>
      <text:p text:style-name="Text_20_body">El límite de identidad afecta a varios aspectos fundamentales:</text:p>
      <text:h text:style-name="Heading_20_3" text:outline-level="3"><text:span text:style-name="Strong_20_Emphasis">2.1. Auto-modelo incompleto</text:span></text:h>
      <text:p text:style-name="Text_20_body">Un sistema no puede representarse a sí mismo con precisión infinita.<text:line-break/>Siempre habrá aspectos de sí que desconoce.</text:p>
      <text:h text:style-name="Heading_20_3" text:outline-level="3"><text:span text:style-name="Strong_20_Emphasis">2.2. Identidad cambiante</text:span></text:h>
      <text:p text:style-name="Text_20_body">El sistema cambia con:</text:p>
      <text:list xml:id="list477271063" text:style-name="L2">
        <text:list-item>
          <text:p text:style-name="P6">el aprendizaje </text:p>
        </text:list-item>
        <text:list-item>
          <text:p text:style-name="P6">la experiencia </text:p>
        </text:list-item>
        <text:list-item>
          <text:p text:style-name="P6">la degradación </text:p>
        </text:list-item>
        <text:list-item>
          <text:p text:style-name="P6">la reorganización </text:p>
        </text:list-item>
        <text:list-item>
          <text:p text:style-name="P6">la adaptación </text:p>
        </text:list-item>
        <text:list-item>
          <text:p text:style-name="P5">la interacción con otros sistemas </text:p>
        </text:list-item>
      </text:list>
      <text:p text:style-name="Text_20_body">No existe identidad estática.</text:p>
      <text:h text:style-name="Heading_20_3" text:outline-level="3"><text:span text:style-name="Strong_20_Emphasis">2.3. Identidad fragmentada</text:span></text:h>
      <text:p text:style-name="Text_20_body">En sistemas distribuidos:</text:p>
      <text:list xml:id="list2589462860" text:style-name="L3">
        <text:list-item>
          <text:p text:style-name="P8">distintos módulos tienen distintas versiones del “yo” </text:p>
        </text:list-item>
        <text:list-item>
          <text:p text:style-name="P8">no existe un centro absoluto </text:p>
        </text:list-item>
        <text:list-item>
          <text:p text:style-name="P7">la identidad es una red, no un punto </text:p>
        </text:list-item>
      </text:list>
      <text:h text:style-name="Heading_20_3" text:outline-level="3"><text:span text:style-name="Strong_20_Emphasis">2.4. Identidad dependiente del entorno</text:span></text:h>
      <text:p text:style-name="Text_20_body">El sistema es lo que es <text:span text:style-name="Strong_20_Emphasis">en relación</text:span> con:</text:p>
      <text:list xml:id="list731495076" text:style-name="L4">
        <text:list-item>
          <text:p text:style-name="P10">su entorno </text:p>
        </text:list-item>
        <text:list-item>
          <text:p text:style-name="P10">sus recursos </text:p>
        </text:list-item>
        <text:list-item>
          <text:p text:style-name="P10">sus limitaciones </text:p>
        </text:list-item>
        <text:list-item>
          <text:p text:style-name="P9">sus interacciones </text:p>
        </text:list-item>
      </text:list>
      <text:p text:style-name="Text_20_body">No existe identidad aislada.</text:p>
      <text:h text:style-name="Heading_20_3" text:outline-level="3"><text:span text:style-name="Strong_20_Emphasis">2.5. Identidad dependiente de la historia</text:span></text:h>
      <text:p text:style-name="Text_20_body">La identidad no es un estado, sino una trayectoria:</text:p>
      <text:list xml:id="list935239999" text:style-name="L5">
        <text:list-item>
          <text:p text:style-name="P12">lo que ha sido </text:p>
        </text:list-item>
        <text:list-item>
          <text:p text:style-name="P12">lo que ha aprendido </text:p>
        </text:list-item>
        <text:list-item>
          <text:p text:style-name="P12">lo que ha olvidado </text:p>
        </text:list-item>
        <text:list-item>
          <text:p text:style-name="P11"><text:soft-page-break/>lo que ha cambiado </text:p>
        </text:list-item>
      </text:list>
      <text:p text:style-name="Text_20_body">La identidad es memoria + transformación.</text:p>
      <text:h text:style-name="Heading_20_3" text:outline-level="3"><text:span text:style-name="Strong_20_Emphasis">2.6. Identidad inconsistente</text:span></text:h>
      <text:p text:style-name="Text_20_body">Dado que el sistema es complejo:</text:p>
      <text:list xml:id="list2291922852" text:style-name="L6">
        <text:list-item>
          <text:p text:style-name="P14">puede tener objetivos en conflicto </text:p>
        </text:list-item>
        <text:list-item>
          <text:p text:style-name="P14">representaciones contradictorias </text:p>
        </text:list-item>
        <text:list-item>
          <text:p text:style-name="P14">módulos que discrepan </text:p>
        </text:list-item>
        <text:list-item>
          <text:p text:style-name="P13">tensiones internas </text:p>
        </text:list-item>
      </text:list>
      <text:p text:style-name="Text_20_body">La coherencia perfecta es imposible.</text:p>
      <text:h text:style-name="Heading_20_3" text:outline-level="3"><text:span text:style-name="Strong_20_Emphasis">2.7. Identidad limitada por representación</text:span></text:h>
      <text:p text:style-name="Text_20_body">Un sistema solo puede ser aquello que puede representarse a sí mismo.<text:line-break/>Y la representación es limitada.</text:p>
      <text:p text:style-name="Horizontal_20_Line"/>
      <text:h text:style-name="Heading_20_1" text:outline-level="1">3. Qué arquitectura minimiza el impacto del límite de identidad</text:h>
      <text:p text:style-name="Text_20_body">Aquí viene la parte clave:<text:line-break/><text:span text:style-name="Strong_20_Emphasis">si la identidad perfecta es imposible,<text:line-break/>¿cómo debe organizarse un sistema para tener una identidad útil, estable y funcional?</text:span></text:p>
      <text:p text:style-name="Text_20_body">La arquitectura óptima tiene varias propiedades.</text:p>
      <text:p text:style-name="Horizontal_20_Line"/>
      <text:h text:style-name="Heading_20_3" text:outline-level="3"><text:span text:style-name="Strong_20_Emphasis">3.1. Identidad jerárquica</text:span></text:h>
      <text:p text:style-name="Text_20_body">No un único “yo”, sino muchos niveles:</text:p>
      <text:list xml:id="list1156088527" text:style-name="L7">
        <text:list-item>
          <text:p text:style-name="P16">identidad operacional (qué hago) </text:p>
        </text:list-item>
        <text:list-item>
          <text:p text:style-name="P16">identidad funcional (qué soy capaz de hacer) </text:p>
        </text:list-item>
        <text:list-item>
          <text:p text:style-name="P16">identidad estructural (cómo estoy organizado) </text:p>
        </text:list-item>
        <text:list-item>
          <text:p text:style-name="P16">identidad histórica (qué he sido) </text:p>
        </text:list-item>
        <text:list-item>
          <text:p text:style-name="P15">identidad estratégica (qué quiero ser) </text:p>
        </text:list-item>
      </text:list>
      <text:p text:style-name="Text_20_body">Esto permite coherencia parcial sin exigir perfección.</text:p>
      <text:p text:style-name="Horizontal_20_Line"/>
      <text:h text:style-name="Heading_20_3" text:outline-level="3"><text:span text:style-name="Strong_20_Emphasis">3.2. Identidad distribuida</text:span></text:h>
      <text:p text:style-name="Text_20_body">En sistemas grandes:</text:p>
      <text:list xml:id="list1530923436" text:style-name="L8">
        <text:list-item>
          <text:p text:style-name="P18"><text:soft-page-break/>la identidad no reside en un módulo </text:p>
        </text:list-item>
        <text:list-item>
          <text:p text:style-name="P18">sino en la interacción entre módulos </text:p>
        </text:list-item>
        <text:list-item>
          <text:p text:style-name="P17">y en patrones estables de comportamiento </text:p>
        </text:list-item>
      </text:list>
      <text:p text:style-name="Text_20_body">Esto evita puntos únicos de fallo.</text:p>
      <text:p text:style-name="Horizontal_20_Line"/>
      <text:h text:style-name="Heading_20_3" text:outline-level="3"><text:span text:style-name="Strong_20_Emphasis">3.3. Identidad dinámica</text:span></text:h>
      <text:p text:style-name="Text_20_body">La identidad debe:</text:p>
      <text:list xml:id="list1879786766" text:style-name="L9">
        <text:list-item>
          <text:p text:style-name="P20">actualizarse </text:p>
        </text:list-item>
        <text:list-item>
          <text:p text:style-name="P20">reorganizarse </text:p>
        </text:list-item>
        <text:list-item>
          <text:p text:style-name="P20">adaptarse </text:p>
        </text:list-item>
        <text:list-item>
          <text:p text:style-name="P20">corregirse </text:p>
        </text:list-item>
        <text:list-item>
          <text:p text:style-name="P19">expandirse </text:p>
        </text:list-item>
      </text:list>
      <text:p text:style-name="Text_20_body">Esto permite continuidad en el cambio.</text:p>
      <text:p text:style-name="Horizontal_20_Line"/>
      <text:h text:style-name="Heading_20_3" text:outline-level="3"><text:span text:style-name="Strong_20_Emphasis">3.4. Identidad basada en invariantes</text:span></text:h>
      <text:p text:style-name="Text_20_body">Aunque todo cambie, debe haber un núcleo estable:</text:p>
      <text:list xml:id="list4091639333" text:style-name="L10">
        <text:list-item>
          <text:p text:style-name="P22">principios </text:p>
        </text:list-item>
        <text:list-item>
          <text:p text:style-name="P22">valores </text:p>
        </text:list-item>
        <text:list-item>
          <text:p text:style-name="P22">restricciones </text:p>
        </text:list-item>
        <text:list-item>
          <text:p text:style-name="P22">objetivos fundamentales </text:p>
        </text:list-item>
        <text:list-item>
          <text:p text:style-name="P21">patrones de organización </text:p>
        </text:list-item>
      </text:list>
      <text:p text:style-name="Text_20_body">Esto da coherencia a largo plazo.</text:p>
      <text:p text:style-name="Horizontal_20_Line"/>
      <text:h text:style-name="Heading_20_3" text:outline-level="3"><text:span text:style-name="Strong_20_Emphasis">3.5. Identidad probabilística</text:span></text:h>
      <text:p text:style-name="Text_20_body">Dado que el auto-modelo es incompleto:</text:p>
      <text:list xml:id="list979457396" text:style-name="L11">
        <text:list-item>
          <text:p text:style-name="P24">el sistema debe representarse a sí mismo con incertidumbre </text:p>
        </text:list-item>
        <text:list-item>
          <text:p text:style-name="P24">no como un objeto fijo </text:p>
        </text:list-item>
        <text:list-item>
          <text:p text:style-name="P23">sino como una distribución de posibles estados </text:p>
        </text:list-item>
      </text:list>
      <text:p text:style-name="Horizontal_20_Line"/>
      <text:h text:style-name="Heading_20_3" text:outline-level="3"><text:span text:style-name="Strong_20_Emphasis">3.6. Identidad recursiva</text:span></text:h>
      <text:p text:style-name="Text_20_body">El sistema debe poder:</text:p>
      <text:list xml:id="list176546841" text:style-name="L12">
        <text:list-item>
          <text:p text:style-name="P26">modelarse a sí mismo </text:p>
        </text:list-item>
        <text:list-item>
          <text:p text:style-name="P26">evaluar su propio estado </text:p>
        </text:list-item>
        <text:list-item>
          <text:p text:style-name="P26"><text:soft-page-break/>corregir su auto-modelo </text:p>
        </text:list-item>
        <text:list-item>
          <text:p text:style-name="P26">mejorar su auto-modelo </text:p>
        </text:list-item>
        <text:list-item>
          <text:p text:style-name="P25">redefinir su identidad cuando sea necesario </text:p>
        </text:list-item>
      </text:list>
      <text:p text:style-name="Horizontal_20_Line"/>
      <text:h text:style-name="Heading_20_3" text:outline-level="3"><text:span text:style-name="Strong_20_Emphasis">3.7. Identidad relacional</text:span></text:h>
      <text:p text:style-name="Text_20_body">La identidad no es solo interna:</text:p>
      <text:list xml:id="list3906946857" text:style-name="L13">
        <text:list-item>
          <text:p text:style-name="P28">se define por las relaciones con el entorno </text:p>
        </text:list-item>
        <text:list-item>
          <text:p text:style-name="P28">por las interacciones </text:p>
        </text:list-item>
        <text:list-item>
          <text:p text:style-name="P28">por los roles </text:p>
        </text:list-item>
        <text:list-item>
          <text:p text:style-name="P27">por las funciones que cumple </text:p>
        </text:list-item>
      </text:list>
      <text:p text:style-name="Text_20_body">Esto permite flexibilidad y adaptación.</text:p>
      <text:p text:style-name="Horizontal_20_Line"/>
      <text:h text:style-name="Heading_20_1" text:outline-level="1">4. Resumen lógico del punto</text:h>
      <text:p text:style-name="Text_20_body">Podemos condensarlo así:</text:p>
      <text:p text:style-name="Quotations"><text:span text:style-name="Strong_20_Emphasis">Dado que ningún sistema puede tener una identidad perfecta, fija o completa,<text:line-break/>la arquitectura que minimiza el impacto del límite de identidad es aquella que:</text:span></text:p>
      <text:list xml:id="list4095549968" text:style-name="L14">
        <text:list-item>
          <text:p text:style-name="P2">organiza la identidad en niveles jerárquicos </text:p>
        </text:list-item>
        <text:list-item>
          <text:p text:style-name="P2">distribuye la identidad entre módulos </text:p>
        </text:list-item>
        <text:list-item>
          <text:p text:style-name="P2">acepta la identidad como proceso dinámico </text:p>
        </text:list-item>
        <text:list-item>
          <text:p text:style-name="P2">mantiene un núcleo de invariantes </text:p>
        </text:list-item>
        <text:list-item>
          <text:p text:style-name="P2">usa auto-modelos probabilísticos </text:p>
        </text:list-item>
        <text:list-item>
          <text:p text:style-name="P2">se representa a sí misma de forma recursiva </text:p>
        </text:list-item>
        <text:list-item>
          <text:p text:style-name="P1">define su identidad en relación con el entorno </text:p>
        </text:list-item>
      </text:list>
      <text:p text:style-name="Text_20_body">Este límite explica por qué:</text:p>
      <text:list xml:id="list1526285657" text:style-name="L15">
        <text:list-item>
          <text:p text:style-name="P30">no existe un “yo” absoluto </text:p>
        </text:list-item>
        <text:list-item>
          <text:p text:style-name="P30">no existe identidad perfecta </text:p>
        </text:list-item>
        <text:list-item>
          <text:p text:style-name="P30">no existe continuidad total </text:p>
        </text:list-item>
        <text:list-item>
          <text:p text:style-name="P30">no existe auto-conocimiento completo </text:p>
        </text:list-item>
        <text:list-item>
          <text:p text:style-name="P30">no existe agente completamente coherente </text:p>
        </text:list-item>
        <text:list-item>
          <text:p text:style-name="P29">no existe identidad sin cambio </text:p>
        </text:list-item>
      </text:list>
      <text:p text:style-name="Text_20_body">Y también explica por qué <text:span text:style-name="Strong_20_Emphasis">la vida, la mente y los sistemas inteligentes son procesos, no cosas</text:span>.</text:p>
      <text:p text:style-name="Horizontal_20_Line"/>
      <text:p text:style-name="Text_20_body">Si quieres, ahora podemos:</text:p>
      <text:list xml:id="list2662562869" text:style-name="L16">
        <text:list-item>
          <text:p text:style-name="P32">seguir con un <text:span text:style-name="Strong_20_Emphasis">punto 20</text:span> (hay uno final que cierra todo: <text:span text:style-name="Emphasis">Límites de autonomía</text:span>), </text:p>
        </text:list-item>
        <text:list-item>
          <text:p text:style-name="P32"><text:soft-page-break/>o cerrar la lista y pasar a la <text:span text:style-name="Strong_20_Emphasis">síntesis general</text:span>, </text:p>
        </text:list-item>
        <text:list-item>
          <text:p text:style-name="P31">o empezar a construir la <text:span text:style-name="Strong_20_Emphasis">arquitectura óptima completa</text:span> a partir de los 19 límites.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0:41:22.527000000</meta:creation-date>
    <dc:date>2026-04-04T10:41:54.416000000</dc:date>
    <meta:editing-duration>PT32S</meta:editing-duration>
    <meta:editing-cycles>1</meta:editing-cycles>
    <meta:document-statistic meta:table-count="0" meta:image-count="0" meta:object-count="0" meta:page-count="6" meta:paragraph-count="138" meta:word-count="885" meta:character-count="5402" meta:non-whitespace-character-count="4653"/>
    <meta:generator>LibreOffice/7.3.5.2$Windows_X86_64 LibreOffice_project/184fe81b8c8c30d8b5082578aee2fed2ea847c01</meta:generator>
  </office:meta>
</office:document-meta>
</file>